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8bba" officeooo:paragraph-rsid="00048bba"/>
    </style:style>
    <style:style style:name="P2" style:family="paragraph" style:parent-style-name="Standard">
      <style:text-properties officeooo:rsid="0004b1c9" officeooo:paragraph-rsid="0004b1c9"/>
    </style:style>
    <style:style style:name="P3" style:family="paragraph" style:parent-style-name="Standard">
      <style:text-properties fo:language="en" fo:country="US" officeooo:rsid="00071152" officeooo:paragraph-rsid="00071152"/>
    </style:style>
    <style:style style:name="P4" style:family="paragraph" style:parent-style-name="Standard">
      <style:text-properties fo:language="en" fo:country="US" officeooo:rsid="000903a9" officeooo:paragraph-rsid="000903a9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5b74a"/>
    </style:style>
    <style:style style:name="T3" style:family="text">
      <style:text-properties fo:language="ru" fo:country="RU" officeooo:rsid="000711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span text:style-name="T1">Игра</text:span></text:p>
      <text:p text:style-name="P2"><text:span text:style-name="T1">2.</text:span><text:span text:style-name="T2">лендинг паге 4 </text:span><text:span text:style-name="T3">с</text:span><text:span text:style-name="T2">екции </text:span><text:span text:style-name="T3">меню имитация</text:span></text:p>
      <text:p text:style-name="P3"><text:span text:style-name="T1">сайт где <text:s/>повар ф</text:span>lx row <text:s text:c="3"/><text:span text:style-name="T1">в неём <text:s/>флех колумн</text:span></text:p>
      <text:p text:style-name="P3"><text:span text:style-name="T1">3телефон и фон <text:s/>при увелиении были одинаковы</text:span></text:p>
      <text:p text:style-name="P3"><text:span text:style-name="T1">див <text:s/>с имеджем где фото чувака <text:s/>точки при наведении меняли цвет</text:span></text:p>
      <text:p text:style-name="P3"><text:span text:style-name="T1">низ флекс контейнер <text:s/>подзаголовок и название </text:span></text:p>
      <text:p text:style-name="P4"><text:span text:style-name="T1">секкции не занимают 100%</text:span></text:p>
      <text:p text:style-name="P4"><text:span text:style-name="T1">первая только на 100%</text:span></text:p>
      <text:p text:style-name="P4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6-10T13:49:16.432000000</dc:date>
    <meta:editing-duration>PT2M7S</meta:editing-duration>
    <meta:editing-cycles>3</meta:editing-cycles>
    <meta:document-statistic meta:table-count="0" meta:image-count="0" meta:object-count="0" meta:page-count="1" meta:paragraph-count="8" meta:word-count="48" meta:character-count="286" meta:non-whitespace-character-count="236"/>
  </office:meta>
</office:document-meta>
</file>